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T @OLD_UNIQUE_CHECKS=@@UNIQUE_CHECKS, UNIQUE_CHECKS=0;</text:span><text:line-break/><text:span text:style-name="T1">SET @OLD_FOREIGN_KEY_CHECKS=@@FOREIGN_KEY_CHECKS, FOREIGN_KEY_CHECKS=0;</text:span><text:line-break/><text:span text:style-name="T1">SET @OLD_SQL_MODE=@@SQL_MODE, SQL_MODE='ONLY_FULL_GROUP_BY,STRICT_TRANS_TABLES,NO_ZERO_IN_DATE,NO_ZERO_DATE,ERROR_FOR_DIVISION_BY_ZERO,NO_ENGINE_SUBSTITUTION';-- -----------------------------------------------------</text:span><text:line-break/><text:span text:style-name="T1">-- Schema mydb</text:span><text:line-break/><text:span text:style-name="T1">-- -----------------------------------------------------</text:span><text:line-break/><text:span text:style-name="T1">-- -----------------------------------------------------</text:span><text:line-break/><text:span text:style-name="T1">-- Schema db_practica</text:span><text:line-break/><text:span text:style-name="T1">-- ------------------------------------------------------- -----------------------------------------------------</text:span><text:line-break/><text:span text:style-name="T1">-- Schema db_practica</text:span><text:line-break/><text:span text:style-name="T1">-- -----------------------------------------------------</text:span><text:line-break/><text:span text:style-name="T1">CREATE SCHEMA IF NOT EXISTS `db_practica` DEFAULT CHARACTER SET utf8mb4 COLLATE utf8mb4_0900_ai_ci ;</text:span><text:line-break/><text:span text:style-name="T1">USE `db_practica` ;-- -----------------------------------------------------</text:span><text:line-break/><text:span text:style-name="T1">-- Table `db_practica`.`products`</text:span><text:line-break/><text:span text:style-name="T1">-- -----------------------------------------------------</text:span><text:line-break/><text:span text:style-name="T1">CREATE TABLE IF NOT EXISTS `db_practica`.`products` (</text:span><text:line-break/><text:span text:style-name="T2">  </text:span><text:span text:style-name="T1">`productCode` INT NOT NULL,</text:span><text:line-break/><text:span text:style-name="T2">  </text:span><text:span text:style-name="T1">`productName` VARCHAR(45) NULL,</text:span><text:line-break/><text:span text:style-name="T2">  </text:span><text:span text:style-name="T1">`productLine` VARCHAR(45) NULL,</text:span><text:line-break/><text:span text:style-name="T2">  </text:span><text:span text:style-name="T1">`productScale` VARCHAR(45) NULL,</text:span><text:line-break/><text:span text:style-name="T2">  </text:span><text:span text:style-name="T1">`productVendor` VARCHAR(45) NULL,</text:span><text:line-break/><text:span text:style-name="T2">  </text:span><text:span text:style-name="T1">`productDescription` VARCHAR(45) NULL,</text:span><text:line-break/><text:span text:style-name="T2">  </text:span><text:span text:style-name="T1">`quantityInStock` VARCHAR(45) NULL,</text:span><text:line-break/><text:span text:style-name="T2">  </text:span><text:span text:style-name="T1">`buyPrice` VARCHAR(45) NULL,</text:span><text:line-break/><text:span text:style-name="T2">  </text:span><text:span text:style-name="T1">`MSRP` VARCHAR(45) NULL,</text:span><text:line-break/><text:span text:style-name="T2">  </text:span><text:span text:style-name="T1">PRIMARY KEY (`productCode`))</text:span><text:line-break/><text:span text:style-name="T1">ENGINE = InnoDB;-- -----------------------------------------------------</text:span><text:line-break/><text:span text:style-name="T1">-- Table `db_practica`.`orderDetails`</text:span><text:line-break/><text:span text:style-name="T1">-- -----------------------------------------------------</text:span><text:line-break/><text:span text:style-name="T1">CREATE TABLE IF NOT EXISTS `db_practica`.`orderDetails` (</text:span><text:line-break/><text:span text:style-name="T2">  </text:span><text:span text:style-name="T1">`orderNumber` INT NOT NULL,</text:span><text:line-break/><text:span text:style-name="T2">  </text:span><text:span text:style-name="T1">`productCode` VARCHAR(45) NULL,</text:span><text:line-break/><text:span text:style-name="T2">  </text:span><text:span text:style-name="T1">`quantityOrdered` VARCHAR(45) NULL,</text:span><text:line-break/><text:span text:style-name="T2">  </text:span><text:span text:style-name="T1">`priceEach` VARCHAR(45) NULL,</text:span><text:line-break/><text:span text:style-name="T2">  </text:span><text:span text:style-name="T1">`orderLineNumber` VARCHAR(45) NULL,</text:span><text:line-break/><text:span text:style-name="T2">  </text:span><text:span text:style-name="T1">`products_productCode` INT NOT NULL,</text:span><text:line-break/><text:span text:style-name="T2">  </text:span><text:span text:style-name="T1">PRIMARY KEY (`orderNumber`, `products_productCode`),</text:span><text:line-break/><text:span text:style-name="T2">  </text:span><text:span text:style-name="T1">INDEX `fk_orderDetails_products1_idx` (`products_productCode` ASC) VISIBLE,</text:span><text:line-break/><text:span text:style-name="T2">  </text:span><text:span text:style-name="T1">CONSTRAINT `fk_orderDetails_products1`</text:span><text:line-break/><text:span text:style-name="T2">    </text:span><text:span text:style-name="T1">FOREIGN KEY (`products_productCode`)</text:span><text:line-break/><text:span text:style-name="T2">    </text:span><text:span text:style-name="T1">REFERENCES `db_practica`.`products` (`productCode`)</text:span><text:line-break/><text:span text:style-name="T2">    </text:span><text:span text:style-name="T1">ON DELETE NO ACTION</text:span><text:line-break/><text:span text:style-name="T2">    </text:span><text:span text:style-name="T1">ON UPDATE NO ACTION)</text:span><text:line-break/><text:span text:style-name="T1">ENGINE = InnoDB;-- -----------------------------------------------------</text:span><text:line-break/><text:span text:style-name="T1">-- Table `db_practica`.`orders`</text:span><text:line-break/><text:span text:style-name="T1">-- -----------------------------------------------------</text:span><text:line-break/><text:span text:style-name="T1">CREATE TABLE IF NOT EXISTS `db_practica`.`orders` (</text:span><text:line-break/><text:span text:style-name="T2">  </text:span><text:span text:style-name="T1">`orderNumber` INT NOT NULL,</text:span><text:line-break/><text:span text:style-name="T2">  </text:span><text:span text:style-name="T1">`orderDate` VARCHAR(45) NULL,</text:span><text:line-break/><text:span text:style-name="T2">  </text:span><text:span text:style-name="T1">`requiredDate` VARCHAR(45) NULL,</text:span><text:line-break/><text:soft-page-break/><text:span text:style-name="T2">  </text:span><text:span text:style-name="T1">`shippedDate` VARCHAR(45) NULL,</text:span><text:line-break/><text:span text:style-name="T2">  </text:span><text:span text:style-name="T1">`status` VARCHAR(45) NULL,</text:span><text:line-break/><text:span text:style-name="T2">  </text:span><text:span text:style-name="T1">`comments` VARCHAR(45) NULL,</text:span><text:line-break/><text:span text:style-name="T2">  </text:span><text:span text:style-name="T1">`customerNumber` VARCHAR(45) NULL,</text:span><text:line-break/><text:span text:style-name="T2">  </text:span><text:span text:style-name="T1">`orderdetails_orderNumber` INT NOT NULL,</text:span><text:line-break/><text:span text:style-name="T2">  </text:span><text:span text:style-name="T1">`products_productCode` INT NOT NULL,</text:span><text:line-break/><text:span text:style-name="T2">  </text:span><text:span text:style-name="T1">PRIMARY KEY (`orderNumber`, `orderdetails_orderNumber`, `products_productCode`),</text:span><text:line-break/><text:span text:style-name="T2">  </text:span><text:span text:style-name="T1">INDEX `fk_orders_orderdetails_idx` (`orderdetails_orderNumber` ASC) VISIBLE,</text:span><text:line-break/><text:span text:style-name="T2">  </text:span><text:span text:style-name="T1">INDEX `fk_orders_products1_idx` (`products_productCode` ASC) VISIBLE,</text:span><text:line-break/><text:span text:style-name="T2">  </text:span><text:span text:style-name="T1">CONSTRAINT `fk_orders_orderdetails`</text:span><text:line-break/><text:span text:style-name="T2">    </text:span><text:span text:style-name="T1">FOREIGN KEY (`orderdetails_orderNumber`)</text:span><text:line-break/><text:span text:style-name="T2">    </text:span><text:span text:style-name="T1">REFERENCES `db_practica`.`orderDetails` (`orderNumber`)</text:span><text:line-break/><text:span text:style-name="T2">    </text:span><text:span text:style-name="T1">ON DELETE NO ACTION</text:span><text:line-break/><text:span text:style-name="T2">    </text:span><text:span text:style-name="T1">ON UPDATE NO ACTION,</text:span><text:line-break/><text:span text:style-name="T2">  </text:span><text:span text:style-name="T1">CONSTRAINT `fk_orders_products1`</text:span><text:line-break/><text:span text:style-name="T2">    </text:span><text:span text:style-name="T1">FOREIGN KEY (`products_productCode`)</text:span><text:line-break/><text:span text:style-name="T2">    </text:span><text:span text:style-name="T1">REFERENCES `db_practica`.`products` (`productCode`)</text:span><text:line-break/><text:span text:style-name="T2">    </text:span><text:span text:style-name="T1">ON DELETE NO ACTION</text:span><text:line-break/><text:span text:style-name="T2">    </text:span><text:span text:style-name="T1">ON UPDATE NO ACTION)</text:span><text:line-break/><text:span text:style-name="T1">ENGINE = InnoDB;-- -----------------------------------------------------</text:span><text:line-break/><text:span text:style-name="T1">-- Table `db_practica`.`payments`</text:span><text:line-break/><text:span text:style-name="T1">-- -----------------------------------------------------</text:span><text:line-break/><text:span text:style-name="T1">CREATE TABLE IF NOT EXISTS `db_practica`.`payments` (</text:span><text:line-break/><text:span text:style-name="T2">  </text:span><text:span text:style-name="T1">`customerNumber` INT NOT NULL,</text:span><text:line-break/><text:span text:style-name="T2">  </text:span><text:span text:style-name="T1">`checkNumber` VARCHAR(45) NULL,</text:span><text:line-break/><text:span text:style-name="T2">  </text:span><text:span text:style-name="T1">`paymentDate` VARCHAR(45) NULL,</text:span><text:line-break/><text:span text:style-name="T2">  </text:span><text:span text:style-name="T1">`amount` VARCHAR(45) NULL,</text:span><text:line-break/><text:span text:style-name="T2">  </text:span><text:span text:style-name="T1">`orders_orderNumber` INT NOT NULL,</text:span><text:line-break/><text:span text:style-name="T2">  </text:span><text:span text:style-name="T1">`orders_orderdetails_orderNumber` INT NOT NULL,</text:span><text:line-break/><text:span text:style-name="T2">  </text:span><text:span text:style-name="T1">PRIMARY KEY (`customerNumber`, `orders_orderNumber`, `orders_orderdetails_orderNumber`),</text:span><text:line-break/><text:span text:style-name="T2">  </text:span><text:span text:style-name="T1">INDEX `fk_payments_orders1_idx` (`orders_orderNumber` ASC, `orders_orderdetails_orderNumber` ASC) VISIBLE,</text:span><text:line-break/><text:span text:style-name="T2">  </text:span><text:span text:style-name="T1">CONSTRAINT `fk_payments_orders1`</text:span><text:line-break/><text:span text:style-name="T2">    </text:span><text:span text:style-name="T1">FOREIGN KEY (`orders_orderNumber` , `orders_orderdetails_orderNumber`)</text:span><text:line-break/><text:span text:style-name="T2">    </text:span><text:span text:style-name="T1">REFERENCES `db_practica`.`orders` (`orderNumber` , `orderdetails_orderNumber`)</text:span><text:line-break/><text:span text:style-name="T2">    </text:span><text:span text:style-name="T1">ON DELETE NO ACTION</text:span><text:line-break/><text:span text:style-name="T2">    </text:span><text:span text:style-name="T1">ON UPDATE NO ACTION)</text:span><text:line-break/><text:span text:style-name="T1">ENGINE = InnoDB;-- -----------------------------------------------------</text:span><text:line-break/><text:span text:style-name="T1">-- Table `db_practica`.`customers`</text:span><text:line-break/><text:span text:style-name="T1">-- -----------------------------------------------------</text:span><text:line-break/><text:span text:style-name="T1">CREATE TABLE IF NOT EXISTS `db_practica`.`customers` (</text:span><text:line-break/><text:span text:style-name="T2">  </text:span><text:span text:style-name="T1">`customerNumber` VARCHAR(45) NOT NULL,</text:span><text:line-break/><text:span text:style-name="T2">  </text:span><text:span text:style-name="T1">`customerName` VARCHAR(45) NULL,</text:span><text:line-break/><text:span text:style-name="T2">  </text:span><text:span text:style-name="T1">`contactLastName` VARCHAR(45) NULL,</text:span><text:line-break/><text:span text:style-name="T2">  </text:span><text:span text:style-name="T1">`contactFirstName` VARCHAR(45) NULL,</text:span><text:line-break/><text:span text:style-name="T2">  </text:span><text:span text:style-name="T1">`phone` VARCHAR(45) NULL,</text:span><text:line-break/><text:span text:style-name="T2">  </text:span><text:span text:style-name="T1">`addressLine1` VARCHAR(45) NULL,</text:span><text:line-break/><text:span text:style-name="T2">  </text:span><text:span text:style-name="T1">`city` VARCHAR(45) NULL,</text:span><text:line-break/><text:span text:style-name="T2">  </text:span><text:span text:style-name="T1">`postalCode` VARCHAR(45) NULL,</text:span><text:line-break/><text:span text:style-name="T2">  </text:span><text:span text:style-name="T1">`country` VARCHAR(45) NULL,</text:span><text:line-break/><text:soft-page-break/><text:span text:style-name="T2">  </text:span><text:span text:style-name="T1">`salesRepEmployeeNumber` VARCHAR(45) NULL,</text:span><text:line-break/><text:span text:style-name="T2">  </text:span><text:span text:style-name="T1">`creditLimit` VARCHAR(45) NULL,</text:span><text:line-break/><text:span text:style-name="T2">  </text:span><text:span text:style-name="T1">`orders_orderNumber` INT NOT NULL,</text:span><text:line-break/><text:span text:style-name="T2">  </text:span><text:span text:style-name="T1">`orders_orderdetails_orderNumber` INT NOT NULL,</text:span><text:line-break/><text:span text:style-name="T2">  </text:span><text:span text:style-name="T1">`payments_customerNumber` INT NOT NULL,</text:span><text:line-break/><text:span text:style-name="T2">  </text:span><text:span text:style-name="T1">`payments_orders_orderNumber` INT NOT NULL,</text:span><text:line-break/><text:span text:style-name="T2">  </text:span><text:span text:style-name="T1">`payments_orders_orderdetails_orderNumber` INT NOT NULL,</text:span><text:line-break/><text:span text:style-name="T2">  </text:span><text:span text:style-name="T1">PRIMARY KEY (`customerNumber`, `orders_orderNumber`, `orders_orderdetails_orderNumber`, `payments_customerNumber`, `payments_orders_orderNumber`, `payments_orders_orderdetails_orderNumber`),</text:span><text:line-break/><text:span text:style-name="T2">  </text:span><text:span text:style-name="T1">INDEX `fk_customers_orders1_idx` (`orders_orderNumber` ASC, `orders_orderdetails_orderNumber` ASC) VISIBLE,</text:span><text:line-break/><text:span text:style-name="T2">  </text:span><text:span text:style-name="T1">INDEX `fk_customers_payments1_idx` (`payments_customerNumber` ASC, `payments_orders_orderNumber` ASC, `payments_orders_orderdetails_orderNumber` ASC) VISIBLE,</text:span><text:line-break/><text:span text:style-name="T2">  </text:span><text:span text:style-name="T1">CONSTRAINT `fk_customers_orders1`</text:span><text:line-break/><text:span text:style-name="T2">    </text:span><text:span text:style-name="T1">FOREIGN KEY (`orders_orderNumber` , `orders_orderdetails_orderNumber`)</text:span><text:line-break/><text:span text:style-name="T2">    </text:span><text:span text:style-name="T1">REFERENCES `db_practica`.`orders` (`orderNumber` , `orderdetails_orderNumber`)</text:span><text:line-break/><text:span text:style-name="T2">    </text:span><text:span text:style-name="T1">ON DELETE NO ACTION</text:span><text:line-break/><text:span text:style-name="T2">    </text:span><text:span text:style-name="T1">ON UPDATE NO ACTION,</text:span><text:line-break/><text:span text:style-name="T2">  </text:span><text:span text:style-name="T1">CONSTRAINT `fk_customers_payments1`</text:span><text:line-break/><text:span text:style-name="T2">    </text:span><text:span text:style-name="T1">FOREIGN KEY (`payments_customerNumber` , `payments_orders_orderNumber` , `payments_orders_orderdetails_orderNumber`)</text:span><text:line-break/><text:span text:style-name="T2">    </text:span><text:span text:style-name="T1">REFERENCES `db_practica`.`payments` (`customerNumber` , `orders_orderNumber` , `orders_orderdetails_orderNumber`)</text:span><text:line-break/><text:span text:style-name="T2">    </text:span><text:span text:style-name="T1">ON DELETE NO ACTION</text:span><text:line-break/><text:span text:style-name="T2">    </text:span><text:span text:style-name="T1">ON UPDATE NO ACTION)</text:span><text:line-break/><text:span text:style-name="T1">ENGINE = InnoDB;-- -----------------------------------------------------</text:span><text:line-break/><text:span text:style-name="T1">-- Table `db_practica`.`productLine`</text:span><text:line-break/><text:span text:style-name="T1">-- -----------------------------------------------------</text:span><text:line-break/><text:span text:style-name="T1">CREATE TABLE IF NOT EXISTS `db_practica`.`productLine` (</text:span><text:line-break/><text:span text:style-name="T2">  </text:span><text:span text:style-name="T1">`productLine` INT NOT NULL,</text:span><text:line-break/><text:span text:style-name="T2">  </text:span><text:span text:style-name="T1">`textDescription` VARCHAR(45) NULL,</text:span><text:line-break/><text:span text:style-name="T2">  </text:span><text:span text:style-name="T1">`products_productCode` INT NOT NULL,</text:span><text:line-break/><text:span text:style-name="T2">  </text:span><text:span text:style-name="T1">PRIMARY KEY (`productLine`, `products_productCode`),</text:span><text:line-break/><text:span text:style-name="T2">  </text:span><text:span text:style-name="T1">INDEX `fk_productLine_products1_idx` (`products_productCode` ASC) VISIBLE,</text:span><text:line-break/><text:span text:style-name="T2">  </text:span><text:span text:style-name="T1">CONSTRAINT `fk_productLine_products1`</text:span><text:line-break/><text:span text:style-name="T2">    </text:span><text:span text:style-name="T1">FOREIGN KEY (`products_productCode`)</text:span><text:line-break/><text:span text:style-name="T2">    </text:span><text:span text:style-name="T1">REFERENCES `db_practica`.`products` (`productCode`)</text:span><text:line-break/><text:span text:style-name="T2">    </text:span><text:span text:style-name="T1">ON DELETE NO ACTION</text:span><text:line-break/><text:span text:style-name="T2">    </text:span><text:span text:style-name="T1">ON UPDATE NO ACTION)</text:span><text:line-break/><text:span text:style-name="T1">ENGINE = InnoDB;-- -----------------------------------------------------</text:span><text:line-break/><text:span text:style-name="T1">-- Table `db_practica`.`employees`</text:span><text:line-break/><text:span text:style-name="T1">-- -----------------------------------------------------</text:span><text:line-break/><text:span text:style-name="T1">CREATE TABLE IF NOT EXISTS `db_practica`.`employees` (</text:span><text:line-break/><text:span text:style-name="T2">  </text:span><text:span text:style-name="T1">`employeeNumber` INT NOT NULL,</text:span><text:line-break/><text:span text:style-name="T2">  </text:span><text:span text:style-name="T1">`lastName` VARCHAR(45) NULL,</text:span><text:line-break/><text:span text:style-name="T2">  </text:span><text:span text:style-name="T1">`firstName` VARCHAR(45) NULL,</text:span><text:line-break/><text:span text:style-name="T2">  </text:span><text:span text:style-name="T1">`extension` VARCHAR(45) NULL,</text:span><text:line-break/><text:span text:style-name="T2">  </text:span><text:span text:style-name="T1">`email` VARCHAR(45) NULL,</text:span><text:line-break/><text:span text:style-name="T2">  </text:span><text:span text:style-name="T1">`officeCode` VARCHAR(45) NULL,</text:span><text:line-break/><text:span text:style-name="T2">  </text:span><text:span text:style-name="T1">`reportsTo` VARCHAR(45) NULL,</text:span><text:line-break/><text:soft-page-break/><text:span text:style-name="T2">  </text:span><text:span text:style-name="T1">`jobTitle` VARCHAR(45) NULL,</text:span><text:line-break/><text:span text:style-name="T2">  </text:span><text:span text:style-name="T1">`customers_customerNumber` VARCHAR(45) NOT NULL,</text:span><text:line-break/><text:span text:style-name="T2">  </text:span><text:span text:style-name="T1">`customers_orders_orderNumber` INT NOT NULL,</text:span><text:line-break/><text:span text:style-name="T2">  </text:span><text:span text:style-name="T1">`customers_orders_orderdetails_orderNumber` INT NOT NULL,</text:span><text:line-break/><text:span text:style-name="T2">  </text:span><text:span text:style-name="T1">`customers_payments_customerNumber` INT NOT NULL,</text:span><text:line-break/><text:span text:style-name="T2">  </text:span><text:span text:style-name="T1">`customers_payments_orders_orderNumber` INT NOT NULL,</text:span><text:line-break/><text:span text:style-name="T2">  </text:span><text:span text:style-name="T1">`customers_payments_orders_orderdetails_orderNumber` INT NOT NULL,</text:span><text:line-break/><text:span text:style-name="T2">  </text:span><text:span text:style-name="T1">PRIMARY KEY (`employeeNumber`, `customers_customerNumber`, `customers_orders_orderNumber`, `customers_orders_orderdetails_orderNumber`, `customers_payments_customerNumber`, `customers_payments_orders_orderNumber`, `customers_payments_orders_orderdetails_orderNumber`),</text:span><text:line-break/><text:span text:style-name="T2">  </text:span><text:span text:style-name="T1">INDEX `fk_employees_customers1_idx` (`customers_customerNumber` ASC, `customers_orders_orderNumber` ASC, `customers_orders_orderdetails_orderNumber` ASC, `customers_payments_customerNumber` ASC, `customers_payments_orders_orderNumber` ASC, `customers_payments_orders_orderdetails_orderNumber` ASC) VISIBLE,</text:span><text:line-break/><text:span text:style-name="T2">  </text:span><text:span text:style-name="T1">CONSTRAINT `fk_employees_customers1`</text:span><text:line-break/><text:span text:style-name="T2">    </text:span><text:span text:style-name="T1">FOREIGN KEY (`customers_customerNumber` , `customers_orders_orderNumber` , `customers_orders_orderdetails_orderNumber` , `customers_payments_customerNumber` , `customers_payments_orders_orderNumber` , `customers_payments_orders_orderdetails_orderNumber`)</text:span><text:line-break/><text:span text:style-name="T2">    </text:span><text:span text:style-name="T1">REFERENCES `db_practica`.`customers` (`customerNumber` , `orders_orderNumber` , `orders_orderdetails_orderNumber` , `payments_customerNumber` , `payments_orders_orderNumber` , `payments_orders_orderdetails_orderNumber`)</text:span><text:line-break/><text:span text:style-name="T2">    </text:span><text:span text:style-name="T1">ON DELETE NO ACTION</text:span><text:line-break/><text:span text:style-name="T2">    </text:span><text:span text:style-name="T1">ON UPDATE NO ACTION)</text:span><text:line-break/><text:span text:style-name="T1">ENGINE = InnoDB;-- -----------------------------------------------------</text:span><text:line-break/><text:span text:style-name="T1">-- Table `db_practica`.`offices`</text:span><text:line-break/><text:span text:style-name="T1">-- -----------------------------------------------------</text:span><text:line-break/><text:span text:style-name="T1">CREATE TABLE IF NOT EXISTS `db_practica`.`offices` (</text:span><text:line-break/><text:span text:style-name="T2">  </text:span><text:span text:style-name="T1">`officeCode` INT NOT NULL,</text:span><text:line-break/><text:span text:style-name="T2">  </text:span><text:span text:style-name="T1">`city` VARCHAR(45) NULL,</text:span><text:line-break/><text:span text:style-name="T2">  </text:span><text:span text:style-name="T1">`phone` VARCHAR(45) NULL,</text:span><text:line-break/><text:span text:style-name="T2">  </text:span><text:span text:style-name="T1">`addressLine1` VARCHAR(45) NULL,</text:span><text:line-break/><text:span text:style-name="T2">  </text:span><text:span text:style-name="T1">`addressLine2` VARCHAR(45) NULL,</text:span><text:line-break/><text:span text:style-name="T2">  </text:span><text:span text:style-name="T1">`state` VARCHAR(45) NULL,</text:span><text:line-break/><text:span text:style-name="T2">  </text:span><text:span text:style-name="T1">`country` VARCHAR(45) NULL,</text:span><text:line-break/><text:span text:style-name="T2">  </text:span><text:span text:style-name="T1">`postalCode` VARCHAR(45) NULL,</text:span><text:line-break/><text:span text:style-name="T2">  </text:span><text:span text:style-name="T1">`territory` VARCHAR(45) NULL,</text:span><text:line-break/><text:span text:style-name="T2">  </text:span><text:span text:style-name="T1">`employees_employeeNumber` INT NOT NULL,</text:span><text:line-break/><text:span text:style-name="T2">  </text:span><text:span text:style-name="T1">`payments_customerNumber` INT NOT NULL,</text:span><text:line-break/><text:span text:style-name="T2">  </text:span><text:span text:style-name="T1">`payments_orders_orderNumber` INT NOT NULL,</text:span><text:line-break/><text:span text:style-name="T2">  </text:span><text:span text:style-name="T1">`payments_orders_orderdetails_orderNumber` INT NOT NULL,</text:span><text:line-break/><text:span text:style-name="T2">  </text:span><text:span text:style-name="T1">PRIMARY KEY (`officeCode`, `employees_employeeNumber`, `payments_customerNumber`, `payments_orders_orderNumber`, `payments_orders_orderdetails_orderNumber`),</text:span><text:line-break/><text:span text:style-name="T2">  </text:span><text:span text:style-name="T1">INDEX `fk_offices_employees1_idx` (`employees_employeeNumber` ASC) VISIBLE,</text:span><text:line-break/><text:span text:style-name="T2">  </text:span><text:span text:style-name="T1">INDEX `fk_offices_payments1_idx` (`payments_customerNumber` ASC, `payments_orders_orderNumber` ASC, </text:span><text:soft-page-break/><text:span text:style-name="T1">`payments_orders_orderdetails_orderNumber` ASC) VISIBLE,</text:span><text:line-break/><text:span text:style-name="T2">  </text:span><text:span text:style-name="T1">CONSTRAINT `fk_offices_employees1`</text:span><text:line-break/><text:span text:style-name="T2">    </text:span><text:span text:style-name="T1">FOREIGN KEY (`employees_employeeNumber`)</text:span><text:line-break/><text:span text:style-name="T2">    </text:span><text:span text:style-name="T1">REFERENCES `db_practica`.`employees` (`employeeNumber`)</text:span><text:line-break/><text:span text:style-name="T2">    </text:span><text:span text:style-name="T1">ON DELETE NO ACTION</text:span><text:line-break/><text:span text:style-name="T2">    </text:span><text:span text:style-name="T1">ON UPDATE NO ACTION,</text:span><text:line-break/><text:span text:style-name="T2">  </text:span><text:span text:style-name="T1">CONSTRAINT `fk_offices_payments1`</text:span><text:line-break/><text:span text:style-name="T2">    </text:span><text:span text:style-name="T1">FOREIGN KEY (`payments_customerNumber` , `payments_orders_orderNumber` , `payments_orders_orderdetails_orderNumber`)</text:span><text:line-break/><text:span text:style-name="T2">    </text:span><text:span text:style-name="T1">REFERENCES `db_practica`.`payments` (`customerNumber` , `orders_orderNumber` , `orders_orderdetails_orderNumber`)</text:span><text:line-break/><text:span text:style-name="T2">    </text:span><text:span text:style-name="T1">ON DELETE NO ACTION</text:span><text:line-break/><text:span text:style-name="T2">    </text:span><text:span text:style-name="T1">ON UPDATE NO ACTION)</text:span><text:line-break/><text:span text:style-name="T1">ENGINE = InnoDB;SET SQL_MODE=@OLD_SQL_MODE;</text:span><text:line-break/><text:span text:style-name="T1">SET FOREIGN_KEY_CHECKS=@OLD_FOREIGN_KEY_CHECKS;</text:span><text:line-break/><text:span text:style-name="T1">SET UNIQUE_CHECKS=@OLD_UNIQUE_CHECKS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4:19:01.541760311</meta:creation-date>
    <dc:date>2021-11-06T14:19:32.663789455</dc:date>
    <meta:editing-duration>PT31S</meta:editing-duration>
    <meta:editing-cycles>1</meta:editing-cycles>
    <meta:document-statistic meta:table-count="0" meta:image-count="0" meta:object-count="0" meta:page-count="5" meta:paragraph-count="1" meta:word-count="755" meta:character-count="10315" meta:non-whitespace-character-count="9193"/>
    <meta:generator>LibreOffice/6.4.7.2$Linux_X86_64 LibreOffice_project/40$Build-2</meta:generator>
  </office:meta>
</office:document-meta>
</file>